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1.1542in" style:rel-column-width="10921*"/>
    </style:style>
    <style:style style:name="Table2.B" style:family="table-column">
      <style:table-column-properties style:column-width="1.1542in" style:rel-column-width="10923*"/>
    </style:style>
    <style:style style:name="Table2.D"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1625in" style:rel-column-width="11001*"/>
    </style:style>
    <style:style style:name="Table3.B" style:family="table-column">
      <style:table-column-properties style:column-width="0.5014in" style:rel-column-width="4744*"/>
    </style:style>
    <style:style style:name="Table3.C" style:family="table-column">
      <style:table-column-properties style:column-width="1.6569in" style:rel-column-width="15680*"/>
    </style:style>
    <style:style style:name="Table3.D" style:family="table-column">
      <style:table-column-properties style:column-width="1.109in" style:rel-column-width="10495*"/>
    </style:style>
    <style:style style:name="Table3.F" style:family="table-column">
      <style:table-column-properties style:column-width="1.3861in" style:rel-column-width="13120*"/>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writing-mode="lr-tb"/>
    </style:style>
    <style:style style:name="Table5.A" style:family="table-column">
      <style:table-column-properties style:column-width="1.7313in" style:rel-column-width="16384*"/>
    </style:style>
    <style:style style:name="Table5.D" style:family="table-column">
      <style:table-column-properties style:column-width="1.7313in" style:rel-column-width="16383*"/>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break-before="pag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Heading_20_1" style:master-page-name="First_20_Page">
      <style:paragraph-properties style:page-number="auto"/>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6" style:family="paragraph" style:parent-style-name="Contents_20_4">
      <style:paragraph-properties>
        <style:tab-stops>
          <style:tab-stop style:position="6.9252in" style:type="right" style:leader-style="dotted" style:leader-text="."/>
        </style:tab-stops>
      </style:paragraph-properties>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Standard" style:list-style-name="L1"/>
    <style:style style:name="P1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0" style:family="paragraph" style:parent-style-name="Footer">
      <style:paragraph-properties>
        <style:tab-stops>
          <style:tab-stop style:position="3in" style:type="center"/>
          <style:tab-stop style:position="6.5in" style:type="right"/>
        </style:tab-stops>
      </style:paragraph-properties>
    </style:style>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34359680" text:id="ct434359680">
          <text:insertion>
            <office:change-info>
              <dc:creator>Bob Jacobsen</dc:creator>
              <dc:date>2012-04-22T15:03:00</dc:date>
            </office:change-info>
          </text:insertion>
        </text:changed-region>
        <text:changed-region xml:id="ct302207296" text:id="ct302207296">
          <text:insertion>
            <office:change-info>
              <dc:creator>Bob Jacobsen</dc:creator>
              <dc:date>2012-11-15T01:15:00</dc:date>
            </office:change-info>
          </text:insertion>
        </text:changed-region>
        <text:changed-region xml:id="ct302396336" text:id="ct302396336">
          <text:insertion>
            <office:change-info>
              <dc:creator>Bob Jacobsen</dc:creator>
              <dc:date>2012-11-15T01:16:00</dc:date>
            </office:change-info>
          </text:insertion>
        </text:changed-region>
        <text:changed-region xml:id="ct86911968" text:id="ct86911968">
          <text:insertion>
            <office:change-info>
              <dc:creator>Bob Jacobsen</dc:creator>
              <dc:date>2012-11-15T01:17:00</dc:date>
            </office:change-info>
          </text:insertion>
        </text:changed-region>
        <text:changed-region xml:id="ct538874592" text:id="ct538874592">
          <text:insertion>
            <office:change-info>
              <dc:creator>Bob Jacobsen</dc:creator>
              <dc:date>2013-10-18T06:30:00</dc:date>
            </office:change-info>
          </text:insertion>
        </text:changed-region>
        <text:changed-region xml:id="ct469595904" text:id="ct469595904">
          <text:insertion>
            <office:change-info>
              <dc:creator>Bob Jacobsen</dc:creator>
              <dc:date>2012-11-15T01:17:00</dc:date>
            </office:change-info>
          </text:insertion>
        </text:changed-region>
        <text:changed-region xml:id="ct505243728" text:id="ct505243728">
          <text:deletion>
            <office:change-info>
              <dc:creator>Bob Jacobsen</dc:creator>
              <dc:date>2012-11-15T01:17:00</dc:date>
            </office:change-info>
            <text:h text:style-name="Heading_20_1" text:outline-level="1">Annotations to the Standard</text:h>
          </text:deletion>
        </text:changed-region>
        <text:changed-region xml:id="ct506381408" text:id="ct506381408">
          <text:insertion>
            <office:change-info>
              <dc:creator>Bob Jacobsen</dc:creator>
              <dc:date>2012-11-15T01:17:00</dc:date>
            </office:change-info>
          </text:insertion>
        </text:changed-region>
        <text:changed-region xml:id="ct505817392" text:id="ct505817392">
          <text:insertion>
            <office:change-info>
              <dc:creator>Bob Jacobsen</dc:creator>
              <dc:date>2012-11-15T01:18:00</dc:date>
            </office:change-info>
          </text:insertion>
        </text:changed-region>
        <text:changed-region xml:id="ct300208192" text:id="ct300208192">
          <text:insertion>
            <office:change-info>
              <dc:creator>Bob Jacobsen</dc:creator>
              <dc:date>2012-04-22T15:03:00</dc:date>
            </office:change-info>
          </text:insertion>
        </text:changed-region>
        <text:changed-region xml:id="ct86937776" text:id="ct86937776">
          <text:insertion>
            <office:change-info>
              <dc:creator>Bob Jacobsen</dc:creator>
              <dc:date>2013-03-21T09:58:00</dc:date>
            </office:change-info>
          </text:insertion>
        </text:changed-region>
        <text:changed-region xml:id="ct434217712" text:id="ct434217712">
          <text:insertion>
            <office:change-info>
              <dc:creator>Bob Jacobsen</dc:creator>
              <dc:date>2013-10-17T00:29:00</dc:date>
            </office:change-info>
          </text:insertion>
        </text:changed-region>
        <text:changed-region xml:id="ct434767472" text:id="ct434767472">
          <text:insertion>
            <office:change-info>
              <dc:creator>Bob Jacobsen</dc:creator>
              <dc:date>2013-10-17T00:29:00</dc:date>
            </office:change-info>
          </text:insertion>
        </text:changed-region>
        <text:changed-region xml:id="ct86537840" text:id="ct86537840">
          <text:insertion>
            <office:change-info>
              <dc:creator>Bob Jacobsen</dc:creator>
              <dc:date>2013-10-17T00:29:00</dc:date>
            </office:change-info>
          </text:insertion>
        </text:changed-region>
        <text:changed-region xml:id="ct504444176" text:id="ct504444176">
          <text:insertion>
            <office:change-info>
              <dc:creator>Bob Jacobsen</dc:creator>
              <dc:date>2013-10-17T00:29:00</dc:date>
            </office:change-info>
          </text:insertion>
        </text:changed-region>
        <text:changed-region xml:id="ct505805360" text:id="ct505805360">
          <text:insertion>
            <office:change-info>
              <dc:creator>Bob Jacobsen</dc:creator>
              <dc:date>2013-10-18T06:14:00</dc:date>
            </office:change-info>
          </text:insertion>
        </text:changed-region>
        <text:changed-region xml:id="ct504907440" text:id="ct504907440">
          <text:insertion>
            <office:change-info>
              <dc:creator>Bob Jacobsen</dc:creator>
              <dc:date>2013-10-17T00:29:00</dc:date>
            </office:change-info>
          </text:insertion>
        </text:changed-region>
        <text:changed-region xml:id="ct504878704" text:id="ct504878704">
          <text:insertion>
            <office:change-info>
              <dc:creator>Bob Jacobsen</dc:creator>
              <dc:date>2013-10-18T06:14:00</dc:date>
            </office:change-info>
          </text:insertion>
        </text:changed-region>
        <text:changed-region xml:id="ct505439744" text:id="ct505439744">
          <text:insertion>
            <office:change-info>
              <dc:creator>Bob Jacobsen</dc:creator>
              <dc:date>2013-10-18T06:06:00</dc:date>
            </office:change-info>
          </text:insertion>
        </text:changed-region>
        <text:changed-region xml:id="ct300294368" text:id="ct300294368">
          <text:insertion>
            <office:change-info>
              <dc:creator>Bob Jacobsen</dc:creator>
              <dc:date>2013-10-18T06:06:00</dc:date>
            </office:change-info>
          </text:insertion>
        </text:changed-region>
        <text:changed-region xml:id="ct86953904" text:id="ct86953904">
          <text:insertion>
            <office:change-info>
              <dc:creator>Bob Jacobsen</dc:creator>
              <dc:date>2013-10-18T06:07:00</dc:date>
            </office:change-info>
          </text:insertion>
        </text:changed-region>
        <text:changed-region xml:id="ct434180736" text:id="ct434180736">
          <text:insertion>
            <office:change-info>
              <dc:creator>Bob Jacobsen</dc:creator>
              <dc:date>2013-10-18T06:14:00</dc:date>
            </office:change-info>
          </text:insertion>
        </text:changed-region>
        <text:changed-region xml:id="ct505428144" text:id="ct505428144">
          <text:insertion>
            <office:change-info>
              <dc:creator>Bob Jacobsen</dc:creator>
              <dc:date>2013-10-18T06:06:00</dc:date>
            </office:change-info>
          </text:insertion>
        </text:changed-region>
        <text:changed-region xml:id="ct300363888" text:id="ct300363888">
          <text:insertion>
            <office:change-info>
              <dc:creator>Bob Jacobsen</dc:creator>
              <dc:date>2013-10-18T06:14:00</dc:date>
            </office:change-info>
          </text:insertion>
        </text:changed-region>
        <text:changed-region xml:id="ct300872896" text:id="ct300872896">
          <text:insertion>
            <office:change-info>
              <dc:creator>Bob Jacobsen</dc:creator>
              <dc:date>2013-10-18T06:06:00</dc:date>
            </office:change-info>
          </text:insertion>
        </text:changed-region>
        <text:changed-region xml:id="ct86975264" text:id="ct86975264">
          <text:insertion>
            <office:change-info>
              <dc:creator>Bob Jacobsen</dc:creator>
              <dc:date>2013-03-21T09:58:00</dc:date>
            </office:change-info>
          </text:insertion>
        </text:changed-region>
        <text:changed-region xml:id="ct505418336" text:id="ct505418336">
          <text:insertion>
            <office:change-info>
              <dc:creator>Bob Jacobsen</dc:creator>
              <dc:date>2013-03-21T09:58:00</dc:date>
            </office:change-info>
          </text:insertion>
        </text:changed-region>
        <text:changed-region xml:id="ct505313600" text:id="ct505313600">
          <text:insertion>
            <office:change-info>
              <dc:creator>Bob Jacobsen</dc:creator>
              <dc:date>2013-03-21T09:58:00</dc:date>
            </office:change-info>
          </text:insertion>
        </text:changed-region>
        <text:changed-region xml:id="ct86034352" text:id="ct86034352">
          <text:insertion>
            <office:change-info>
              <dc:creator>Bob Jacobsen</dc:creator>
              <dc:date>2013-03-21T09:58:00</dc:date>
            </office:change-info>
          </text:insertion>
        </text:changed-region>
        <text:changed-region xml:id="ct86945808" text:id="ct86945808">
          <text:insertion>
            <office:change-info>
              <dc:creator>Bob Jacobsen</dc:creator>
              <dc:date>2013-03-21T09:58:00</dc:date>
            </office:change-info>
          </text:insertion>
        </text:changed-region>
        <text:changed-region xml:id="ct300344960" text:id="ct300344960">
          <text:insertion>
            <office:change-info>
              <dc:creator>Bob Jacobsen</dc:creator>
              <dc:date>2013-10-18T06:15:00</dc:date>
            </office:change-info>
          </text:insertion>
        </text:changed-region>
        <text:changed-region xml:id="ct86899808" text:id="ct86899808">
          <text:insertion>
            <office:change-info>
              <dc:creator>Bob Jacobsen</dc:creator>
              <dc:date>2013-10-18T06:10:00</dc:date>
            </office:change-info>
          </text:insertion>
        </text:changed-region>
        <text:changed-region xml:id="ct434288752" text:id="ct434288752">
          <text:insertion>
            <office:change-info>
              <dc:creator>Bob Jacobsen</dc:creator>
              <dc:date>2013-03-21T09:58:00</dc:date>
            </office:change-info>
          </text:insertion>
        </text:changed-region>
        <text:changed-region xml:id="ct434181664" text:id="ct434181664">
          <text:insertion>
            <office:change-info>
              <dc:creator>Bob Jacobsen</dc:creator>
              <dc:date>2013-03-21T09:58:00</dc:date>
            </office:change-info>
          </text:insertion>
        </text:changed-region>
        <text:changed-region xml:id="ct505826960" text:id="ct505826960">
          <text:insertion>
            <office:change-info>
              <dc:creator>Bob Jacobsen</dc:creator>
              <dc:date>2013-10-18T06:11:00</dc:date>
            </office:change-info>
          </text:insertion>
        </text:changed-region>
        <text:changed-region xml:id="ct505214128" text:id="ct505214128">
          <text:insertion>
            <office:change-info>
              <dc:creator>Bob Jacobsen</dc:creator>
              <dc:date>2013-10-18T06:15:00</dc:date>
            </office:change-info>
          </text:insertion>
        </text:changed-region>
        <text:changed-region xml:id="ct434194672" text:id="ct434194672">
          <text:insertion>
            <office:change-info>
              <dc:creator>Bob Jacobsen</dc:creator>
              <dc:date>2013-10-18T06:25:00</dc:date>
            </office:change-info>
          </text:insertion>
        </text:changed-region>
        <text:changed-region xml:id="ct86873088" text:id="ct86873088">
          <text:insertion>
            <office:change-info>
              <dc:creator>Bob Jacobsen</dc:creator>
              <dc:date>2013-10-18T06:18:00</dc:date>
            </office:change-info>
          </text:insertion>
        </text:changed-region>
        <text:changed-region xml:id="ct434689120" text:id="ct434689120">
          <text:insertion>
            <office:change-info>
              <dc:creator>Bob Jacobsen</dc:creator>
              <dc:date>2013-10-18T06:20:00</dc:date>
            </office:change-info>
          </text:insertion>
        </text:changed-region>
        <text:changed-region xml:id="ct300287552" text:id="ct300287552">
          <text:insertion>
            <office:change-info>
              <dc:creator>Bob Jacobsen</dc:creator>
              <dc:date>2013-10-18T06:18:00</dc:date>
            </office:change-info>
          </text:insertion>
        </text:changed-region>
        <text:changed-region xml:id="ct505715200" text:id="ct505715200">
          <text:insertion>
            <office:change-info>
              <dc:creator>Bob Jacobsen</dc:creator>
              <dc:date>2013-10-18T06:20:00</dc:date>
            </office:change-info>
          </text:insertion>
        </text:changed-region>
        <text:changed-region xml:id="ct504425360" text:id="ct504425360">
          <text:insertion>
            <office:change-info>
              <dc:creator>Bob Jacobsen</dc:creator>
              <dc:date>2013-10-18T06:18:00</dc:date>
            </office:change-info>
          </text:insertion>
        </text:changed-region>
        <text:changed-region xml:id="ct434245104" text:id="ct434245104">
          <text:insertion>
            <office:change-info>
              <dc:creator>Bob Jacobsen</dc:creator>
              <dc:date>2013-10-18T06:15:00</dc:date>
            </office:change-info>
          </text:insertion>
        </text:changed-region>
        <text:changed-region xml:id="ct434415520" text:id="ct434415520">
          <text:insertion>
            <office:change-info>
              <dc:creator>Bob Jacobsen</dc:creator>
              <dc:date>2013-10-18T06:10:00</dc:date>
            </office:change-info>
          </text:insertion>
        </text:changed-region>
        <text:changed-region xml:id="ct300803760" text:id="ct300803760">
          <text:insertion>
            <office:change-info>
              <dc:creator>Bob Jacobsen</dc:creator>
              <dc:date>2013-03-21T09:58:00</dc:date>
            </office:change-info>
          </text:insertion>
        </text:changed-region>
        <text:changed-region xml:id="ct538827920" text:id="ct538827920">
          <text:deletion>
            <office:change-info>
              <dc:creator>Bob Jacobsen</dc:creator>
              <dc:date>2013-10-18T06:32:00</dc:date>
            </office:change-info>
            <text:p text:style-name="Standard"><text:s/></text:p>
          </text:deletion>
        </text:changed-region>
        <text:changed-region xml:id="ct86929872" text:id="ct86929872">
          <text:insertion>
            <office:change-info>
              <dc:creator>Bob Jacobsen</dc:creator>
              <dc:date>2013-10-18T06:32:00</dc:date>
            </office:change-info>
          </text:insertion>
        </text:changed-region>
        <text:changed-region xml:id="ct300333024" text:id="ct300333024">
          <text:deletion>
            <office:change-info>
              <dc:creator>Bob Jacobsen</dc:creator>
              <dc:date>2013-03-21T09:59:00</dc:date>
            </office:change-info>
            <text:h text:style-name="Heading_20_1" text:outline-level="1">Section Title</text:h>
          </text:deletion>
        </text:changed-region>
        <text:changed-region xml:id="ct86151648" text:id="ct86151648">
          <text:insertion>
            <office:change-info>
              <dc:creator>Bob Jacobsen</dc:creator>
              <dc:date>2013-03-21T09:59:00</dc:date>
            </office:change-info>
          </text:insertion>
        </text:changed-region>
        <text:changed-region xml:id="ct364284112" text:id="ct364284112">
          <text:insertion>
            <office:change-info>
              <dc:creator>Bob Jacobsen</dc:creator>
              <dc:date>2013-10-18T06:32:00</dc:date>
            </office:change-info>
          </text:insertion>
        </text:changed-region>
        <text:changed-region xml:id="ct300892656" text:id="ct300892656">
          <text:deletion>
            <office:change-info>
              <dc:creator>Bob Jacobsen</dc:creator>
              <dc:date>2013-10-18T06:32:00</dc:date>
            </office:change-info>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434239600" text:id="ct434239600">
          <text:deletion>
            <office:change-info>
              <dc:creator>Bob Jacobsen</dc:creator>
              <dc:date>2013-03-21T10:00:00</dc:date>
            </office:change-info>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7070890034746219131"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434435104" text:id="ct434435104">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Introduction<text:change-start text:change-id="ct302207296"/></text:h>
      <text:p text:style-name="Standard">A <text:change-end text:change-id="ct302207296"/><text:change-start text:change-id="ct302396336"/>Working Note is an intermediate step in <text:span text:style-name="T4">the</text:span> documentation process. <text:s/>It gathers together the content from various informal development <text:span text:style-name="T4">documents</text:span>, discussions, etc into a single place. <text:s/><text:change-end text:change-id="ct302396336"/><text:change-start text:change-id="ct86911968"/>One or more Working Notes form the basic for the next step, which is one or more Standard/TechNote pairs.</text:p>
      <text:p text:style-name="Standard">Status of this Working Note: It's had info from various threads and HTML docs dumped into it, but it hasn't yet been organized at all (as of Oct 18, 2013).</text:p>
      <text:h text:style-name="Heading_20_2" text:outline-level="2">Served Use Cases</text:h>
      <text:h text:style-name="Heading_20_2" text:outline-level="2">Unserved Use Cases</text:h>
      <text:p text:style-name="Standard"><text:change-end text:change-id="ct86911968"/><text:change-start text:change-id="ct538874592"/>Streaming is used to move large amounts of data (kilobytes and up) across a OpenLCB implementation.</text:p>
      <text:p text:style-name="Standard">This documents describes the streaming protocol(s) in OpenLCB.</text:p>
      <text:h text:style-name="Heading_20_3" text:outline-level="3">Environment of Proposal</text:h>
      <text:h text:style-name="Heading_20_4" text:outline-level="4">Requirements</text:h>
      <text:p text:style-name="Standard">Must work within OpenLCB architecture of a flat address space and unique identifiers </text:p>
      <text:p text:style-name="Standard">Receiving end must be able to throttle rate of arrival. </text:p>
      <text:p text:style-name="Standard">Multiple transfers at the same time over a single OpenLCB segment, so that transfers between disjoint nodes don't need to be coordinated. </text:p>
      <text:p text:style-name="Standard">Needs to be effective over CAN, with acceptable bit efficiency.</text:p>
      <text:p text:style-name="Standard">Streams are not required to provide real-time transfer, e.g. to move live sound.</text:p>
      <text:h text:style-name="Heading_20_4" text:outline-level="4">Preferences</text:h>
      <text:p text:style-name="Standard">It should be possible to have multiple streams active at the same time to or from a single node. Nodes can choose not to support this.</text:p>
      <text:p text:style-name="Standard">Different buffers sizes can be used. High capability nodes can use large buffers for efficiency, low capability nodes can still function with small buffers.</text:p>
      <text:p text:style-name="Standard">Streams should have a way of identifying their content &amp; purpose within themselves, in addition to through other protocols.</text:p>
      <text:h text:style-name="Heading_20_4" text:outline-level="4"><text:soft-page-break/>Design Points</text:h>
      <text:p text:style-name="Standard">Data integrity is handled by transport level, and need not be ensured in the streaming protocol. </text:p>
      <text:p text:style-name="Standard">A stream has a beginning and an end, and some number of bytes transferred in between. All other structures are implemented by higher-level protocols outside the streaming protocol or data fields within the streamed data itself. For example, the streaming protocol doesn't specify the format for sound files sent over streams.</text:p>
      <text:p text:style-name="Standard">A stream has no intrinsic block, or record structure.</text:p>
      <text:p text:style-name="Standard">Streaming is not needed for short transfers, so a certain amount of overhead is acceptable. (This implies a Datagram protocol to cover the gap between Events and Streams in size, see separate document)</text:p>
      <text:p text:style-name="Standard">We assume that routes don't change dynamically in ways that effect e.g. buffer allocation.<text:change-end text:change-id="ct538874592"/><text:change-start text:change-id="ct469595904"/></text:p>
      <text:h text:style-name="Heading_20_1" text:outline-level="1">Specified Sections<text:change-end text:change-id="ct469595904"/><text:change text:change-id="ct505243728"/><text:change-start text:change-id="ct506381408"/></text:h>
      <text:p text:style-name="Standard"><text:change-end text:change-id="ct506381408"/><text:change-start text:change-id="ct505817392"/>This is the usual section organization for a Technical Note, to accumulate the Standard and Technical Note content in its eventual order.<text:change-end text:change-id="ct505817392"/></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Lorem ipsum dolor sit amet, consectetur adipiscing elit.<text:change-start text:change-id="ct300208192"/><text:note text:id="ftn1" text:note-class="footnote"><text:note-citation>1</text:note-citation><text:note-body><text:p text:style-name="Footnote"><text:change-start text:change-id="ct434359680"/>See the “Common Information” OpenLCB Technical Note for detailed conventions on bit and byte numbering. Briefly, the least significant bit of a field is numbered with zero in OpenLCB descriptions, but note that other technologies may use other conventions.<text:change-end text:change-id="ct434359680"/></text:p></text:note-body></text:note><text:change-end text:change-id="ct300208192"/> Fusce ornare mattis justo vitae imperdiet. Cum sociis natoque penatibus et magnis dis parturient montes, nascetur ridiculus mus.<text:change-start text:change-id="ct86937776"/></text:p>
      <text:h text:style-name="Heading_20_2" text:outline-level="2">Message Formats</text:h>
      <text:h text:style-name="Heading_20_3" text:outline-level="3">Stream Initiate Request</text:h>
      <text:p text:style-name="Standard"/>
      <text:p text:style-name="Standard"><text:change-end text:change-id="ct86937776"/><text:change-start text:change-id="ct434217712"/>It carries a "Max Buffer Size" value (2 bytes), a “Type Included” boolean flag (1 bit in a byte; see below for meaning) and a "Source Stream ID" (1 byte) in the data section. The combination of source, destination, and Source Stream ID must uniquely identify this stream transmission.</text:p>
      <text:p text:style-name="Standard">Data content:<text:change-end text:change-id="ct434217712"/></text:p>
      <table:table table:name="Table2" table:style-name="Table2">
        <table:table-column table:style-name="Table2.A"/>
        <table:table-column table:style-name="Table2.B"/>
        <table:table-column table:style-name="Table2.A"/>
        <table:table-column table:style-name="Table2.D"/>
        <table:table-column table:style-name="Table2.B"/>
        <table:table-column table:style-name="Table2.F"/>
        <table:table-row>
          <table:table-cell table:style-name="Table2.A1" office:value-type="string">
            <text:p text:style-name="Table_20_Heading"><text:change-start text:change-id="ct434767472"/>Byte<text:change-end text:change-id="ct434767472"/></text:p>
          </table:table-cell>
          <table:table-cell table:style-name="Table2.A1" office:value-type="string">
            <text:p text:style-name="Table_20_Heading"><text:change-start text:change-id="ct86537840"/>Byte<text:change-end text:change-id="ct86537840"/></text:p>
          </table:table-cell>
          <table:table-cell table:style-name="Table2.A1" office:value-type="string">
            <text:p text:style-name="Table_20_Heading"><text:change-start text:change-id="ct504444176"/>Byte<text:change-end text:change-id="ct504444176"/></text:p>
          </table:table-cell>
          <table:table-cell table:style-name="Table2.A1" office:value-type="string">
            <text:p text:style-name="Table_20_Heading"><text:change-start text:change-id="ct505805360"/>Byte<text:change-end text:change-id="ct505805360"/></text:p>
          </table:table-cell>
          <table:table-cell table:style-name="Table2.A1" office:value-type="string">
            <text:p text:style-name="Table_20_Heading"><text:change-start text:change-id="ct504907440"/>Byte<text:change-end text:change-id="ct504907440"/></text:p>
          </table:table-cell>
          <table:table-cell table:style-name="Table2.F1" office:value-type="string">
            <text:p text:style-name="Table_20_Heading"><text:change-start text:change-id="ct504878704"/>Byte<text:change-end text:change-id="ct504878704"/></text:p>
          </table:table-cell>
        </table:table-row>
        <table:table-row>
          <table:table-cell table:style-name="Table2.A2" table:number-columns-spanned="2" office:value-type="string">
            <text:p text:style-name="Table_20_Contents"><text:change-start text:change-id="ct505439744"/>Max Buffer Size<text:change-end text:change-id="ct505439744"/></text:p>
          </table:table-cell>
          <table:covered-table-cell/>
          <table:table-cell table:style-name="Table2.A2" office:value-type="string">
            <text:p text:style-name="Table_20_Contents"><text:change-start text:change-id="ct300294368"/>Flags:</text:p>
            <text:p text:style-name="Table_20_Contents"><text:soft-page-break/>LSB: <text:change-end text:change-id="ct300294368"/><text:change-start text:change-id="ct86953904"/><text:s/>Type Included<text:line-break/>0: No type byte<text:line-break/>1: First byte is type byte<text:change-end text:change-id="ct86953904"/></text:p>
          </table:table-cell>
          <table:table-cell table:style-name="Table2.A2" office:value-type="string">
            <text:p text:style-name="Table_20_Contents"><text:change-start text:change-id="ct434180736"/>Additional <text:soft-page-break/>Flags:<text:change-end text:change-id="ct434180736"/></text:p>
          </table:table-cell>
          <table:table-cell table:style-name="Table2.A2" office:value-type="string">
            <text:p text:style-name="Table_20_Contents"><text:change-start text:change-id="ct505428144"/>Source Stream <text:soft-page-break/>ID<text:change-end text:change-id="ct505428144"/></text:p>
          </table:table-cell>
          <table:table-cell table:style-name="Table2.F2" office:value-type="string">
            <text:p text:style-name="Table_20_Contents"><text:change-start text:change-id="ct300363888"/>(Reserved)<text:change-end text:change-id="ct300363888"/></text:p>
          </table:table-cell>
        </table:table-row>
      </table:table>
      <text:p text:style-name="Standard"><text:change-start text:change-id="ct300872896"/></text:p>
      <text:p text:style-name="Standard"><text:change-end text:change-id="ct300872896"/><text:change-start text:change-id="ct86975264"/></text:p>
      <text:h text:style-name="Heading_20_3" text:outline-level="3">Stream Initiate Reply<text:change-end text:change-id="ct86975264"/></text:h>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row>
          <table:table-cell table:style-name="Table3.A1" office:value-type="string">
            <text:p text:style-name="Table_20_Heading"><text:change-start text:change-id="ct505418336"/>Byte<text:change-end text:change-id="ct505418336"/></text:p>
          </table:table-cell>
          <table:table-cell table:style-name="Table3.A1" office:value-type="string">
            <text:p text:style-name="Table_20_Heading"><text:change-start text:change-id="ct505313600"/>Byte<text:change-end text:change-id="ct505313600"/></text:p>
          </table:table-cell>
          <table:table-cell table:style-name="Table3.A1" office:value-type="string">
            <text:p text:style-name="Table_20_Heading"><text:change-start text:change-id="ct86034352"/>Byte<text:change-end text:change-id="ct86034352"/></text:p>
          </table:table-cell>
          <table:table-cell table:style-name="Table3.A1" office:value-type="string">
            <text:p text:style-name="Table_20_Heading"><text:change-start text:change-id="ct86945808"/>Byte<text:change-end text:change-id="ct86945808"/></text:p>
          </table:table-cell>
          <table:table-cell table:style-name="Table3.A1" office:value-type="string">
            <text:p text:style-name="Table_20_Heading"><text:change-start text:change-id="ct300344960"/>Byte<text:change-end text:change-id="ct300344960"/></text:p>
          </table:table-cell>
          <table:table-cell table:style-name="Table3.F1" office:value-type="string">
            <text:p text:style-name="Table_20_Heading"><text:change-start text:change-id="ct86899808"/>Byte<text:change-end text:change-id="ct86899808"/></text:p>
          </table:table-cell>
        </table:table-row>
        <table:table-row>
          <table:table-cell table:style-name="Table3.A2" table:number-columns-spanned="2" office:value-type="string">
            <text:p text:style-name="Table_20_Contents"><text:change-start text:change-id="ct434288752"/>Max Buffer Size<text:change-end text:change-id="ct434288752"/></text:p>
          </table:table-cell>
          <table:covered-table-cell/>
          <table:table-cell table:style-name="Table3.A2" office:value-type="string">
            <text:p text:style-name="Table_20_Contents"><text:change-start text:change-id="ct434181664"/>Flags</text:p>
            <text:p text:style-name="Table_20_Contents">LSB: <text:s/>Type Included<text:line-break/>0: No type info<text:line-break/>1: Type UID at start of data</text:p>
            <text:p text:style-name="Table_20_Contents">Bit 1:<text:line-break/>1: Stream Rejected, out of order or other “should not happen” error<text:line-break/>0: (nothing)</text:p>
            <text:p text:style-name="Table_20_Contents">Bit 2:</text:p>
            <text:p text:style-name="Table_20_Contents">Bit 3:</text:p>
            <text:p text:style-name="Table_20_Contents">Bit 4:</text:p>
            <text:p text:style-name="Table_20_Contents">Bit 5: </text:p>
            <text:p text:style-name="Table_20_Contents">Bit 6: Error Type (if Reject)<text:line-break/>1: Permanent Error<text:line-break/>0: <text:s/>Temporary Error</text:p>
            <text:p text:style-name="Table_20_Contents">MSB:<text:change-end text:change-id="ct434181664"/><text:change-start text:change-id="ct505826960"/> Accept/Reject<text:line-break/>0: Reject<text:line-break/>1: Accept<text:change-end text:change-id="ct505826960"/></text:p>
          </table:table-cell>
          <table:table-cell table:style-name="Table3.A2" office:value-type="string">
            <text:p text:style-name="Table_20_Contents"><text:change-start text:change-id="ct505214128"/>Additional Flag<text:change-end text:change-id="ct505214128"/><text:change-start text:change-id="ct434194672"/>s<text:change-end text:change-id="ct434194672"/><text:change-start text:change-id="ct86873088"/></text:p>
            <text:p text:style-name="Table_20_Contents">If Reject</text:p>
            <text:p text:style-name="Table_20_Contents">LSB:<text:line-break/>1: Information Logged</text:p>
            <text:p text:style-name="Table_20_Contents">Bit 1:</text:p>
            <text:p text:style-name="Table_20_Contents">Bit 2:</text:p>
            <text:p text:style-name="Table_20_Contents">Bit 3:</text:p>
            <text:p text:style-name="Table_20_Contents">Bit 4:</text:p>
            <text:p text:style-name="Table_20_Contents">if Reject, Permanent Error:</text:p>
            <text:p text:style-name="Table_20_Contents">Bit 5:<text:line-break/>1: <text:change-end text:change-id="ct86873088"/><text:change-start text:change-id="ct434689120"/>Invalid Stream Request<text:change-end text:change-id="ct434689120"/><text:change-start text:change-id="ct300287552"/></text:p>
            <text:p text:style-name="Table_20_Contents">Bit 6:<text:line-break/>1: <text:change-end text:change-id="ct300287552"/><text:change-start text:change-id="ct505715200"/>Source not permitted</text:p>
            <text:p text:style-name="Table_20_Contents">Bit 7: <text:line-break/>1: Streams not accepted<text:change-end text:change-id="ct505715200"/><text:change-start text:change-id="ct504425360"/></text:p>
            <text:p text:style-name="Table_20_Contents">if Temporary Error:</text:p>
            <text:p text:style-name="Table_20_Contents">Bit 5:<text:line-break/><text:soft-page-break/>1: Buffer full</text:p>
            <text:p text:style-name="Table_20_Contents">Bit 6: <text:line-break/>1: Internal error, out of order<text:line-break/><text:change-end text:change-id="ct504425360"/></text:p>
          </table:table-cell>
          <table:table-cell table:style-name="Table3.A2" office:value-type="string">
            <text:p text:style-name="Table_20_Contents"><text:change-start text:change-id="ct434245104"/>Source Stream ID<text:change-end text:change-id="ct434245104"/></text:p>
          </table:table-cell>
          <table:table-cell table:style-name="Table3.F2" office:value-type="string">
            <text:p text:style-name="Table_20_Contents"><text:change-start text:change-id="ct434415520"/>Destination Stream ID<text:change-end text:change-id="ct434415520"/></text:p>
          </table:table-cell>
        </table:table-row>
      </table:table>
      <text:p text:style-name="Standard"><text:change-start text:change-id="ct300803760"/></text:p>
      <text:p text:style-name="Standard"/>
      <text:h text:style-name="Heading_20_3" text:outline-level="3">Stream Data Send</text:h>
      <text:p text:style-name="Standard"/>
      <text:h text:style-name="Heading_20_3" text:outline-level="3">Stream Data Proceed</text:h>
      <text:p text:style-name="Standard"/>
      <table:table table:name="Table4" table:style-name="Table4">
        <table:table-column table:style-name="Table4.A" table:number-columns-repeated="3"/>
        <table:table-column table:style-name="Table4.D"/>
        <table:table-row>
          <table:table-cell table:style-name="Table4.A1" office:value-type="string">
            <text:p text:style-name="Table_20_Heading">Byte</text:p>
          </table:table-cell>
          <table:table-cell table:style-name="Table4.A1" office:value-type="string">
            <text:p text:style-name="Table_20_Heading">Byte</text:p>
          </table:table-cell>
          <table:table-cell table:style-name="Table4.A1" office:value-type="string">
            <text:p text:style-name="Table_20_Heading">Byte</text:p>
          </table:table-cell>
          <table:table-cell table:style-name="Table4.D1" office:value-type="string">
            <text:p text:style-name="Table_20_Heading">Byte</text:p>
          </table:table-cell>
        </table:table-row>
        <table:table-row>
          <table:table-cell table:style-name="Table4.A2" office:value-type="string">
            <text:p text:style-name="Table_20_Contents">Source Stream ID</text:p>
          </table:table-cell>
          <table:table-cell table:style-name="Table4.A2" office:value-type="string">
            <text:p text:style-name="Table_20_Contents">Destination Stream ID</text:p>
          </table:table-cell>
          <table:table-cell table:style-name="Table4.A2" office:value-type="string">
            <text:p text:style-name="Table_20_Contents">Flags</text:p>
          </table:table-cell>
          <table:table-cell table:style-name="Table4.D2" office:value-type="string">
            <text:p text:style-name="Table_20_Contents">Additional Flags</text:p>
          </table:table-cell>
        </table:table-row>
      </table:table>
      <text:p text:style-name="Standard"/>
      <text:p text:style-name="Standard"/>
      <text:h text:style-name="Heading_20_3" text:outline-level="3">Stream Data Complete</text:h>
      <text:p text:style-name="Standard"/>
      <table:table table:name="Table5" table:style-name="Table5">
        <table:table-column table:style-name="Table5.A" table:number-columns-repeated="3"/>
        <table:table-column table:style-name="Table5.D"/>
        <table:table-row>
          <table:table-cell table:style-name="Table5.A1" office:value-type="string">
            <text:p text:style-name="Table_20_Heading">Byte</text:p>
          </table:table-cell>
          <table:table-cell table:style-name="Table5.A1" office:value-type="string">
            <text:p text:style-name="Table_20_Heading">Byte</text:p>
          </table:table-cell>
          <table:table-cell table:style-name="Table5.A1" office:value-type="string">
            <text:p text:style-name="Table_20_Heading">Byte</text:p>
          </table:table-cell>
          <table:table-cell table:style-name="Table5.D1" office:value-type="string">
            <text:p text:style-name="Table_20_Heading">Byte</text:p>
          </table:table-cell>
        </table:table-row>
        <table:table-row>
          <table:table-cell table:style-name="Table5.A2" office:value-type="string">
            <text:p text:style-name="Table_20_Contents">Source Stream ID</text:p>
          </table:table-cell>
          <table:table-cell table:style-name="Table5.A2" office:value-type="string">
            <text:p text:style-name="Table_20_Contents">Destination Stream ID</text:p>
          </table:table-cell>
          <table:table-cell table:style-name="Table5.A2" office:value-type="string">
            <text:p text:style-name="Table_20_Contents">Flags</text:p>
          </table:table-cell>
          <table:table-cell table:style-name="Table5.D2" office:value-type="string">
            <text:p text:style-name="Table_20_Contents">Additional Flags</text:p>
          </table:table-cell>
        </table:table-row>
      </table:table>
      <text:p text:style-name="Standard"/>
      <text:h text:style-name="Heading_20_2" text:outline-level="2">States</text:h>
      <text:p text:style-name="Standard">A stream either exists or doesn't; those are states. <text:s/>There are also some un-named intermediate states during setup and take down.</text:p>
      <text:h text:style-name="Heading_20_2" text:outline-level="2">Interactions</text:h>
      <text:p text:style-name="Standard"><text:change-end text:change-id="ct300803760"/><text:change text:change-id="ct538827920"/><text:change-start text:change-id="ct86929872"/>Optionally, the destination can request that the source start a transfer. This uses some mechanism not discussed here, e.g. Datagram messages.</text:p>
      <text:p text:style-name="Standard">The source sends an "Stream Initiate Request (Addressed)" to the destination. It carries a "Max Buffer Size" value (2 bytes), a “Type Included” boolean flag (1 bit in a byte; see below for meaning) and a "Source Stream ID" (1 byte) in the data section. The combination of source, destination, and Source Stream ID must uniquely identify this stream transmission. </text:p>
      <text:p text:style-name="Standard"><text:soft-page-break/>If the destination node does not wish to receive the stream, it returns a "Stream Initiate Reply (Addressed)" marked “reject”, with a "Max Buffer Size" value (2 bytes) of zero, the “Type Included” boolean flag (1 bit in a flag byte), "Source Stream ID" (1 byte) and "Destination Stream ID" (1 byte). The message includes flags set to represent exactly one of several conditions:</text:p>
      <text:p text:style-name="Standard">“Permanent error” - This node does not process streams, will not accept a stream from this source, or for some other reason will not ever be able to accept this stream. The Stream Initiate Request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Stream Request” - something made the stream request improper, such as longer than the max permitted length. Proper requests might be acceptable.</text:p>
      <text:p text:style-name="Standard">“Source not permitted” - streams from this source will never be accepted</text:p>
      <text:p text:style-name="Standard">“Streams not accepted” - this node will not accept stream requests under any circumstance. A node can also reject the interaction instead of sending Stream Initiate Reply with this code.</text:p>
      <text:p text:style-name="Standard">“Buffer shortage, resend” - The node isn't able to receive the stream because of a shortage of buffers. The sending node should resend at its convenience.</text:p>
      <text:p text:style-name="Standard">“Stream rejected, out of order” - Should not happen, but an internal inconsistency was found in the CAN frames making up a stream. Sender can try again if desired.</text:p>
      <text:p text:style-name="Standard">If the destination node wishes to receive the stream, it returns a "Stream Initiate Reply (Addressed)" marked “accept”, with a "Max Buffer Size" value (2 bytes), the “Type Included” boolean flag (1 bit in a byte), "Source Stream ID" (1 byte) and "Destination Stream ID" (1 byte).  The "Max Buffer Size" is less than or equal to the value in the Initiate Stream Request, and is the negotiated buffer size for this transfer. If it's zero, the request to start the stream has been rejected, and the exchange is over. The source can try again later. The Source Stream ID is the same as the value in the Initiate Stream Request, and is returned for identification and the convenience of the source. The destination doesn't do anything with it except return it. The source can use it to match up multiple operations, as a way of identifying buffers, or for any other purpose. The Destination Stream ID is used to tag the data sent to the destination. It has no meaning to the source. The destination can, but need not, use it to associate the stream data with a particular buffer or usage. Multiple simultanous streams can use the same Destination Stream ID value.</text:p>
      <text:p text:style-name="Standard">The source starts sending bytes using Stream Data Send (Addressed) messages, each carrying up to the message size limit on the particular wire protocol and the Source and Destination Stream ID. After sending exactly Max Buffer Size bytes in one or more messages, the source pauses. </text:p>
      <text:p text:style-name="Standard">If the “Type Included” flag was true during initialization, the first 6 bytes of the data are a unique data-type indicator. These are allocated the same way that Node IDs, etc, are allocated, but from a separate name space. If that “Type Included” flag is false, some higher-level protocol must identify the data-type of the stream data.</text:p>
      <text:p text:style-name="Standard">On CAN, the Stream Data Send message does not carry the Source and Destination Stream ID fields. Messages to CAN get split into frames and forwarded without the fields. Messages from CAN have to <text:soft-page-break/>have it inserted by the gateway as part of the translation process. The gateway can do this as part of the (optional) buffer accumulation from frames into larger transfers.</text:p>
      <text:p text:style-name="Standard">Upon receiving Max Buffer Size bytes via one or more messages, the destination sends a Stream Data Proceed (Addressed) message to the source, carrying the Source Stream ID and Destination Stream ID. This tells the source that there is enough buffer space available that another Max Buffer Size bytes can be sent. The destination can also set flag bits (error codes) in this message to indicate that no more data should be sent and the transmission should be terminated early.</text:p>
      <text:p text:style-name="Standard">When the last data has been sent, the source sends a Stream Data Complete message carrying the Source Stream ID and Destination Stream ID to indicate that all data has been sent. Optionally, this can carry a four-byte length of the stream data transferred for checking. A zero value, if present, means the length is unknown. When this message is received by the destination, the transfer is complete.<text:change-end text:change-id="ct86929872"/></text:p>
      <text:h text:style-name="Heading_20_1" text:outline-level="1"><text:change text:change-id="ct300333024"/><text:change-start text:change-id="ct86151648"/>Background Information<text:change-end text:change-id="ct86151648"/></text:h>
      <text:h text:style-name="Heading_20_2" text:outline-level="2"><text:change-start text:change-id="ct364284112"/>Stream Content Type Identification</text:h>
      <text:p text:style-name="Standard">Stream senders can, but don't have to, identify the content type (format, meaning, etc) of the data stream at the front. As part of their private protocol, they can use whatever structure they'd like for the data.</text:p>
      <text:p text:style-name="Standard">General content types can be defined using unique identifiers. The “Type Included” flag identifies that the first eight bytes of stream data are to be interpreted as stream content type information. These can be allocated via the same mechanisms as EventIDs. Well-known ones will be published by OpenLCB. These identifiers are recorded in a separate worksheet.</text:p>
      <text:h text:style-name="Heading_20_2" text:outline-level="2">Buffer Size</text:h>
      <text:p text:style-name="Standard">The buffer size can be up to 216-1 bytes = 64KB-1. This is driven by the size of the initiate messages, which we want to keep in a single CAN frame. Although some transport mechanisms might be able to profitably use larger buffers, it seems unlikely that a layout control bus will need to have a higher message efficiency or lower latency than this size will allow. Should that turn out to be necessary in the future, an alternate form for the stream initialization messages can be defined for those large-message nodes. (It's unlikely they're running over CAN)</text:p>
      <text:h text:style-name="Heading_20_2" text:outline-level="2">CAN Discussion</text:h>
      <text:p text:style-name="Standard">On a CAN segment, the data limit is 8 bytes. This requires use of as little control information as possible, so that as many of those eight bytes can be used for data as possible.</text:p>
      <text:p text:style-name="Standard">OpenLCB/S9.6 CAN frames can hold the source and destination aliases in the header. A dedicated “stream data transfer” format can also be coded entirely in the header. This then allows 8 bytes of data per transfer if the Source Stream ID and Destination Stream ID need not be carried. By specifying that only one stream can be transferred on a CAN link between any two nodes at a time, no Stream ID would be needed. This is our chosen solution. Since a node knows that it's originating the stream, this can be checked in advance for point-to-point connections. Gateways might have to reject a stream transfer in some cases, or use a virtual node ID.</text:p>
      <text:p text:style-name="Standard"><text:soft-page-break/>If there's a need for more than two streams, another format could be defined that puts a source or destination stream ID in the data portion, transferring six bytes at a time. The sender could then use that form if a 2nd stream is required. That is left for a future option.</text:p>
      <text:h text:style-name="Heading_20_2" text:outline-level="2">Implementation Notes</text:h>
      <text:p text:style-name="Standard">The "Stream Data Proceed" from the destination is clearance to send another buffer-size-worth of data. To achieve better performance, the destination can send it before receiving the entire buffer-size-worth of data, as soon as it has room to receive what's already been OK'd plus one more buffer size. For example, a destination with a 4kB buffer could reply with Max Buffer Size of 2K, followed by an immediate Stream Data Proceed, to do single overlap of the transfer.</text:p>
      <text:p text:style-name="Standard">Intermediate nodes need to be able to handle transfers, and therefore need permission to lower the Max Buffer Size on the outbound Stream Initiate Request message. The length in the returned Stream Initiate Reply can't be changed, as the destination need to know when to send clearance for another buffer's worth of data.</text:p>
      <text:p text:style-name="Standard">A CAN ↔ Ethernet bridge might receive several kilobytes of data from the Ethernet side at a time. It's then responsible for breaking that up into CAN frames and forwarding it. It can reduce the buffer size of transfers if need be to ensure there's a place to store the data while this is done.<text:change-end text:change-id="ct364284112"/><text:change text:change-id="ct300892656"/><text:change text:change-id="ct434239600"/><text:change-start text:change-id="ct434435104"/></text:p>
      <text:p text:style-name="P10"><text:change-end text:change-id="ct43443510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text:tab/>1</text:p>
          <text:p text:style-name="P13"><text:s/>1.1 Served Use Cases<text:tab/>1</text:p>
          <text:p text:style-name="P13"><text:s/>1.2 Unserved Use Cases<text:tab/>1</text:p>
          <text:p text:style-name="P17"><text:s/>1.2.1 Environment of Proposal<text:tab/>1</text:p>
          <text:p text:style-name="P16"><text:s/>1.2.1.1 Requirements<text:tab/>1</text:p>
          <text:p text:style-name="P16"><text:s/>1.2.1.2 Preferences<text:tab/>1</text:p>
          <text:p text:style-name="P16"><text:s/>1.2.1.3 Design Points<text:tab/>1</text:p>
          <text:p text:style-name="P11"><text:s/>2 Specified Sections<text:tab/>2</text:p>
          <text:p text:style-name="P13"><text:s/>2.1 Introduction<text:tab/>2</text:p>
          <text:p text:style-name="P13"><text:s/>2.2 Intended Use<text:tab/>2</text:p>
          <text:p text:style-name="P13"><text:s/>2.3 Reference and Context<text:tab/>2</text:p>
          <text:p text:style-name="P13"><text:s/>2.4 Message Formats<text:tab/>2</text:p>
          <text:p text:style-name="P17"><text:s/>2.4.1 Stream Initiate Request<text:tab/>2</text:p>
          <text:p text:style-name="P17"><text:s/>2.4.2 Stream Initiate Reply<text:tab/>3</text:p>
          <text:p text:style-name="P17"><text:s/>2.4.3 Stream Data Send<text:tab/>4</text:p>
          <text:p text:style-name="P17"><text:s/>2.4.4 Stream Data Proceed<text:tab/>4</text:p>
          <text:p text:style-name="P17"><text:s/>2.4.5 Stream Data Complete<text:tab/>4</text:p>
          <text:p text:style-name="P13"><text:s/>2.5 States<text:tab/>4</text:p>
          <text:p text:style-name="P13"><text:s/>2.6 Interactions<text:tab/>4</text:p>
          <text:p text:style-name="P11"><text:s/>3 Background Information<text:tab/>6</text:p>
          <text:p text:style-name="P13"><text:s/>3.1 Stream Content Type Identification<text:tab/>6</text:p>
          <text:p text:style-name="P13"><text:s/>3.2 Buffer Size<text:tab/>6</text:p>
          <text:p text:style-name="P13"><text:s/>3.3 CAN Discussion<text:tab/>6</text:p>
          <text:p text:style-name="P13"><text:s/>3.4 Implementation Notes<text:tab/>6</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bullet text:level="2" text:style-name="RTF_5f_Num_20_5_20_2" style:num-suffix="." text:bullet-char="◦">
        <style:list-level-properties text:space-before="0.75in" text:min-label-width="0.25in"/>
      </text:list-level-style-bullet>
      <text:list-level-style-bullet text:level="3" text:style-name="RTF_5f_Num_20_5_20_3" style:num-suffix="." text:bullet-char="▪">
        <style:list-level-properties text:space-before="1.25in" text:min-label-width="0.25in"/>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300126448" text:id="ct300126448">
            <text:deletion>
              <office:change-info>
                <dc:creator>Bob Jacobsen</dc:creator>
                <dc:date>2013-02-15T12:47:00</dc:date>
              </office:change-info>
              <text:p text:style-name="MP1">-CAN </text:p>
            </text:deletion>
          </text:changed-region>
          <text:changed-region xml:id="ct434426672" text:id="ct434426672">
            <text:insertion>
              <office:change-info>
                <dc:creator>Bob Jacobsen</dc:creator>
                <dc:date>2013-02-15T12:47:00</dc:date>
              </office:change-info>
            </text:insertion>
          </text:changed-region>
          <text:changed-region xml:id="ct434777536" text:id="ct434777536">
            <text:deletion>
              <office:change-info>
                <dc:creator>Bob Jacobsen</dc:creator>
                <dc:date>2013-10-17T00:26:00</dc:date>
              </office:change-info>
              <text:p text:style-name="MP1">Praesent Gravida</text:p>
            </text:deletion>
          </text:changed-region>
          <text:changed-region xml:id="ct300126544" text:id="ct300126544">
            <text:insertion>
              <office:change-info>
                <dc:creator>Bob Jacobsen</dc:creator>
                <dc:date>2013-10-17T00:26:00</dc:date>
              </office:change-info>
            </text:insertion>
          </text:changed-region>
          <text:changed-region xml:id="ct434426768" text:id="ct434426768">
            <text:deletion>
              <office:change-info>
                <dc:creator>Bob Jacobsen</dc:creator>
                <dc:date>2013-02-15T12:47:00</dc:date>
              </office:change-info>
              <text:p text:style-name="MP1">Technical</text:p>
            </text:deletion>
          </text:changed-region>
          <text:changed-region xml:id="ct434424048" text:id="ct434424048">
            <text:insertion>
              <office:change-info>
                <dc:creator>Bob Jacobsen</dc:creator>
                <dc:date>2013-02-15T12:47:00</dc:date>
              </office:change-info>
            </text:insertion>
          </text:changed-region>
        </text:tracked-changes>
        <text:p text:style-name="MP1"><draw:custom-shape text:anchor-type="char" draw:z-index="7"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300126448"/><text:change-start text:change-id="ct434426672"/> <text:change-end text:change-id="ct434426672"/><text:change text:change-id="ct434777536"/><text:change-start text:change-id="ct300126544"/>Stream Transport<text:change-end text:change-id="ct300126544"/> <text:change text:change-id="ct434426768"/><text:change-start text:change-id="ct434424048"/>Working<text:change-end text:change-id="ct434424048"/> Note</text:p>
      </style:header>
      <style:footer>
        <text:tracked-changes>
          <text:changed-region xml:id="ct434426160" text:id="ct434426160">
            <text:deletion>
              <office:change-info>
                <dc:creator>Bob Jacobsen</dc:creator>
                <dc:date>2012-03-27T10:08:00</dc:date>
              </office:change-info>
              <text:p text:style-name="MP4"><text:span text:style-name="Page_20_Number"><text:span text:style-name="MT2">1</text:span></text:span></text:p>
            </text:deletion>
          </text:changed-region>
          <text:changed-region xml:id="ct86933280" text:id="ct86933280">
            <text:insertion>
              <office:change-info>
                <dc:creator>Bob Jacobsen</dc:creator>
                <dc:date>2013-01-27T11:48:00</dc:date>
              </office:change-info>
            </text:insertion>
          </text:changed-region>
          <text:changed-region xml:id="ct300287200" text:id="ct300287200">
            <text:deletion>
              <office:change-info>
                <dc:creator>Bob Jacobsen</dc:creator>
                <dc:date>2013-02-06T22:27:00</dc:date>
              </office:change-info>
              <text:p text:style-name="MP4"><text:span text:style-name="Page_20_Number"><text:span text:style-name="MT2"><text:date style:data-style-name="N116" text:date-value="2013-10-18T06:35:28.99">10/18/2013</text:date></text:span></text:span></text:p>
            </text:deletion>
          </text:changed-region>
          <text:changed-region xml:id="ct434693072" text:id="ct434693072">
            <text:insertion>
              <office:change-info>
                <dc:creator>Bob Jacobsen</dc:creator>
                <dc:date>2013-02-06T22:27:00</dc:date>
              </office:change-info>
            </text:insertion>
          </text:changed-region>
        </text:tracked-changes>
        <text:p text:style-name="MP4"><text:span text:style-name="Page_20_Number"><text:span text:style-name="MT2">Copyright 201</text:span></text:span><text:change text:change-id="ct434426160"/><text:change-start text:change-id="ct86933280"/><text:span text:style-name="Page_20_Number"><text:span text:style-name="MT2">3</text:span></text:span><text:change-end text:change-id="ct86933280"/><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change text:change-id="ct300287200"/><text:change-start text:change-id="ct434693072"/><text:span text:style-name="Page_20_Number"><text:span text:style-name="MT2"><text:date style:data-style-name="N75" text:date-value="2013-10-18T06:35:28.99">Oct 18, 2013</text:date></text:span></text:span><text:change-end text:change-id="ct434693072"/></text:p>
      </style:footer>
    </style:master-page>
    <style:master-page style:name="First_20_Page" style:display-name="First Page" style:page-layout-name="Mpm2" style:next-style-name="Standard">
      <style:header>
        <text:tracked-changes>
          <text:changed-region xml:id="ct505856144" text:id="ct505856144">
            <text:insertion>
              <office:change-info>
                <dc:creator>Bob Jacobsen</dc:creator>
                <dc:date>2012-11-15T01:15:00</dc:date>
              </office:change-info>
            </text:insertion>
          </text:changed-region>
          <text:changed-region xml:id="ct504457104" text:id="ct504457104">
            <text:deletion>
              <office:change-info>
                <dc:creator>Bob Jacobsen</dc:creator>
                <dc:date>2012-11-15T01:15:00</dc:date>
              </office:change-info>
              <text:p text:style-name="MP7">Technical</text:p>
            </text:deletion>
          </text:changed-region>
          <text:changed-region xml:id="ct504711040" text:id="ct504711040">
            <text:deletion>
              <office:change-info>
                <dc:creator>Bob Jacobsen</dc:creator>
                <dc:date>2013-10-17T00:24:00</dc:date>
              </office:change-info>
              <text:p text:style-name="MP7">(title)</text:p>
            </text:deletion>
          </text:changed-region>
          <text:changed-region xml:id="ct299997648" text:id="ct299997648">
            <text:insertion>
              <office:change-info>
                <dc:creator>Bob Jacobsen</dc:creator>
                <dc:date>2013-10-17T00:2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xt:change-start text:change-id="ct505856144"/>Working<text:change-end text:change-id="ct505856144"/><text:change text:change-id="ct504457104"/>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504711040"/><text:change-start text:change-id="ct299997648"/>Stream Transport<text:change-end text:change-id="ct299997648"/></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10-18T06:35:28.99">Oct 18, 2013</text:date></text:p>
            </table:table-cell>
            <table:table-cell table:style-name="Table1.C1" office:value-type="string">
              <text:p text:style-name="MP7">Preliminary</text:p>
            </table:table-cell>
          </table:table-row>
        </table:table>
        <text:p text:style-name="Header"/>
      </style:header>
      <style:footer>
        <text:tracked-changes>
          <text:changed-region xml:id="ct504464096" text:id="ct504464096">
            <text:deletion>
              <office:change-info>
                <dc:creator>Bob Jacobsen</dc:creator>
                <dc:date>2012-03-27T10:08:00</dc:date>
              </office:change-info>
              <text:p text:style-name="MP8"><text:span text:style-name="Page_20_Number"><text:span text:style-name="MT2">1</text:span></text:span></text:p>
            </text:deletion>
          </text:changed-region>
          <text:changed-region xml:id="ct300746608" text:id="ct300746608">
            <text:insertion>
              <office:change-info>
                <dc:creator>Bob Jacobsen</dc:creator>
                <dc:date>2013-01-27T11:48:00</dc:date>
              </office:change-info>
            </text:insertion>
          </text:changed-region>
          <text:changed-region xml:id="ct86975152" text:id="ct86975152">
            <text:deletion>
              <office:change-info>
                <dc:creator>Bob Jacobsen</dc:creator>
                <dc:date>2013-02-06T22:27:00</dc:date>
              </office:change-info>
              <text:p text:style-name="MP8"><text:span text:style-name="Page_20_Number"><text:span text:style-name="MT4"><text:date style:data-style-name="N116" text:date-value="2013-10-18T06:35:28.99">10/18/2013</text:date></text:span></text:span></text:p>
            </text:deletion>
          </text:changed-region>
          <text:changed-region xml:id="ct364803840" text:id="ct364803840">
            <text:insertion>
              <office:change-info>
                <dc:creator>Bob Jacobsen</dc:creator>
                <dc:date>2013-02-06T22:27:00</dc:date>
              </office:change-info>
            </text:insertion>
          </text:changed-region>
        </text:tracked-changes>
        <text:p text:style-name="MP8"><text:span text:style-name="Page_20_Number"><text:span text:style-name="MT2">Copyright 201</text:span></text:span><text:change text:change-id="ct504464096"/><text:change-start text:change-id="ct300746608"/><text:span text:style-name="Page_20_Number"><text:span text:style-name="MT2">3</text:span></text:span><text:change-end text:change-id="ct300746608"/><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8</text:page-count></text:span></text:span><text:span text:style-name="Page_20_Number"><text:span text:style-name="MT4"> - </text:span></text:span><text:change text:change-id="ct86975152"/><text:change-start text:change-id="ct364803840"/><text:span text:style-name="Page_20_Number"><text:span text:style-name="MT4"><text:date style:data-style-name="N75" text:date-value="2013-10-18T06:35:28.99">Oct 18, 2013</text:date></text:span></text:span><text:change-end text:change-id="ct364803840"/></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81</meta:editing-cycles>
    <meta:editing-duration>P1DT17H32M3S</meta:editing-duration>
    <meta:generator>OpenOffice/4.0.0$Unix OpenOffice.org_project/400m3$Build-9702</meta:generator>
    <dc:date>2013-10-18T06:35:29</dc:date>
    <dc:creator>Bob Jacobsen</dc:creator>
    <meta:document-statistic meta:table-count="5" meta:image-count="1" meta:object-count="0" meta:page-count="8" meta:paragraph-count="191" meta:word-count="2641" meta:character-count="15954"/>
    <meta:user-defined meta:name="Info 1"/>
    <meta:user-defined meta:name="Info 2"/>
    <meta:user-defined meta:name="Info 3"/>
    <meta:user-defined meta:name="Info 4"/>
  </office:meta>
</office:document-meta>
</file>